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erif" svg:font-family="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writing-mode="lr-tb"/>
    </style:style>
    <style:style style:name="T1" style:family="text">
      <style:text-properties style:font-name="serif" fo:font-size="12pt"/>
    </style:style>
    <style:style style:name="T2" style:family="text">
      <style:text-properties style:font-name="serif" fo:font-size="8.2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pr`es la campagne Ester 2, il semble que les approches symboliques sont pourle moment celles qui donnent les meilleurs r</text:span> ́<text:span text:style-name="T1">esultats... surtout si on a les moyens ded</text:span> ́<text:span text:style-name="T1">evelopper des ressources lexicales et syntaxiques d’envergure, ce qui</text:span> ́<text:span text:style-name="T1">etait le cas pourles deux concurrents arriv</text:span> ́<text:span text:style-name="T1">es premiers. Parmi les approches symboliques, plusieurs uti-lisent des transducteurs`a nombre fini d’</text:span> ́<text:span text:style-name="T1">etats (Poibeau, 2003),</text:span> ́<text:span text:style-name="T1">eventuellement pass</text:span> ́<text:span text:style-name="T1">esen cascade (Ait-mokhtar et Chanod, 1997 ; Hobbset al., 1997 ; Friburger, 2002 ; Bont-chevaet al., 2002), ce qui est la technique que nous utilisons aussi.</text:span></text:p>
      <text:p text:style-name="P1"><text:span text:style-name="T1"/></text:p>
      <text:p text:style-name="P1"><text:span text:style-name="T1">Le syst`eme CasEN est implant ́e avec le programme de cr ́eation de cascades detransducteurs`a ́etats finis CaSys (Friburger et Maurel, 2004). CasSys est disponiblesur la plate-forme Unitex</text:span><text:span text:style-name="T2">1</text:span><text:span text:style-name="T1">(Paumier, 2003),`a partir de la version 2.1, sous licenceLGPL</text:span><text:span text:style-name="T2">2</text:span><text:span text:style-name="T1">. La cascade CasEN est disponible sur le site des projets TAL du LI</text:span><text:span text:style-name="T2">3</text:span><text:span text:style-name="T1">, sous li-cence LGPL-LR. </text:span></text:p>
      <text:p text:style-name="P1"><text:span text:style-name="T1"/></text:p>
      <text:p text:style-name="P1"><text:span text:style-name="T1">La reconnaissance des entit ́es nomm ́ees par la cascade CasEN utilise des res-sources lexicales et des descriptions locales de motifs, des transducteurs qui agissentsur le texte par des insertions, remplacements ou suppressions. La plate-forme Unitexpermet une ́ecriture et une maintenance faciles de ces transducteurs enles pr ́esentant`a l’utilisateur sous forme de graphes. Le principe d’une cascade est de pouvoir utili-ser dans les descriptions suivantes les motifs d ́ej`a d ́etect ́es ou, au contraire, d’ ́eviterun ́etiquetage non souhait ́e pour un motif d ́ej`a reconnu. L’ordre de passage de cestransducteurs est donc un param`etre important.</text:span></text:p>
      <text:p text:style-name="P1"><text:span text:style-name="T1"/></text:p>
      <text:p text:style-name="P1"><text:span text:style-name="T1">Les graphes de CasEN sont r ́epartis en cinq cat ́egories :– les graphes de reconnaissance qui ́etiquettent une cat ́egorie d’entit ́es, leurs nomscommencent par cette cat ́egorie :timeHoraire,orgCommerceEtranger,persCoordina-tion, etc. Ces graphes, compil ́es, forment en g ́en ́eral les transducteurs de la cascade etappellent des sous-graphes pour les contextes. Cependant,lorsque des graphes succes-sifs sont tellement sp ́ecifiques qu’un passage en cascade est inutile, ils sont compil ́esen un seul transducteur ; par exemple, le transducteuramountappelle presque tous lesgraphes reconnaissant les diff ́erentes mesures (monnaie, temp ́erature, longueur, etc.) ;– les graphes outils, qui peuvent, soitˆetre compil ́es en un transducteur de la cas-cade, soit constituer un sous-graphe. Leur nom commence parle mot-cl ́etool. Parexemple, lorsqu’on analyse un corpus duMonded’il y a quelques ann ́ees, on remarqueque les sigles ́etaient ́ecrits avec des points (C.G.T.au lieu deCGTaujourd’hui). Defait, le premier transducteur de la cascade,toolChercheSigleAvecPointsest un grapheoutil localisant ce genre de sigles et le deuxi`eme transducteur de la cascade,toolSup-primePointDansSigle, est lui aussi un graphe outil qui normalise les sigles en utilisantles informations du premier transducteur ;– les graphes de listes, dont le nom commence par le mot-cl ́elist, qui sont en faitdes sous-graphes. Ces listes sont souvent des listes de motspolylexicaux, r ́eduites parla factorisation des chemins. Le troisi`eme transducteur de la cascade,timeHoraire,appelle par exemple le sous-graphelistMinutequi reconnaˆıt un nombre entre 0 et 59(en chiffres ou en lettres), suivi du motminute, ́eventuellement abbr ́eg ́e enmnou enmin;– les graphes de masques, dont le nom commence par le mot-cl ́epattern, qui sonteux aussi des sous-graphes. Ces graphes d ́ecrivent des listes un peu particuli`eres,qui contiennent en g ́en ́eral des expressions r </text:span><text:soft-page-break/><text:span text:style-name="T1">́eguli`eres utilisant des codes Unitexg ́en ́eriques ou des descriptions morphologiques. Le sous-graphepatternCRreconnaˆıtpar exemple les chiffres romains ;– les graphes ́etiqueteurs, dont le nom commence par le mot-cl ́etag, qui sont,soit des listes, soit des masques, mais qui ajoutent des informations sur des ́el ́ementsinternes`a une entit ́e nomm ́ee. Par exemple, le sous-graphetagParti, appel ́e par letransducteurfoncPolitiqueajoute une ́etiquetteorgsur la ville du maire, la r ́egion dud ́eput ́e, etc. Ceci permet de modifier facilement l’ ́etiquetage : il suffit d’intervenir surles graphes de reconnaissance et sur les graphes ́etiqueteurs.</text:span></text:p>
      <text:p text:style-name="P1"><text:span text:style-name="T1"/></text:p>
      <text:p text:style-name="P1"><text:span text:style-name="T1">La cascade CasEN commence par les deux transducteurs outilsd ́ecrits ci-dessus,puis viennent les transducteurstimeetamount. Les transducteurs suivants sont soitdesorg, soit desfonc, soit despers. Viennent ensuite des transducteursloc, suivisdu transducteurprod, puis des transducteurslocetorg, eux-mˆemes suivis du trans-ducteurevent. La cascade se termine par diff ́erents transducteursorg,fonc,persetloc.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erif" svg:font-family="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5T17:10:43.896411997</meta:creation-date>
    <dc:date>2021-05-25T18:18:19.062876574</dc:date>
    <meta:editing-duration>PT17M15S</meta:editing-duration>
    <meta:editing-cycles>1</meta:editing-cycles>
    <meta:document-statistic meta:table-count="0" meta:image-count="0" meta:object-count="0" meta:page-count="2" meta:paragraph-count="5" meta:word-count="709" meta:character-count="4589" meta:non-whitespace-character-count="3949"/>
    <meta:generator>LibreOffice/7.0.4.2$Linux_X86_64 LibreOffice_project/00$Build-2</meta:generator>
  </office:meta>
</office:document-meta>
</file>